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Option Button 0" form:control-implementation="ooo:com.sun.star.form.component.RadioButton" xml:id="control1" form:id="control1" form:label="Option Button" formx:group-name="Group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2" form:id="control2" form:label="Option Button" form:current-selected="true" formx:group-name="Group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Shape1" draw:style-name="gr1" draw:text-style-name="P1" svg:width="2.7606in" svg:height="0.9642in" draw:control="control1"/></text:p>
      <text:p text:style-name="Standard"><draw:control text:anchor-type="as-char" draw:z-index="1" draw:name="Shape2" draw:style-name="gr1" draw:text-style-name="P1" svg:width="1.9878in" svg:height="0.7642in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8:28:18.236421757</meta:creation-date>
    <dc:date>2018-10-30T21:07:13.896283197</dc:date>
    <meta:editing-duration>PT3M12S</meta:editing-duration>
    <meta:editing-cycles>2</meta:editing-cycles>
    <meta:generator>LibreOfficeDev/6.2.0.0.alpha1$Linux_X86_64 LibreOffice_project/0fc8708647f0c3e4c00773126312d349f03dc225</meta:generator>
    <meta:document-statistic meta:table-count="0" meta:image-count="0" meta:object-count="0" meta:page-count="1" meta:paragraph-count="2" meta:word-count="0" meta:character-count="0" meta:non-whitespace-character-count="0"/>
  </office:meta>
</office:document-meta>
</file>